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00000024A6BC339D218AC4A9D.png" manifest:media-type="image/png"/>
  <manifest:file-entry manifest:full-path="Pictures/10000000000005C3000000CCDA61F3195225BDD3.png" manifest:media-type="image/png"/>
  <manifest:file-entry manifest:full-path="Pictures/10000000000003A10000008C69A8350B1872EA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182" officeooo:paragraph-rsid="001a0182"/>
    </style:style>
    <style:style style:name="P2" style:family="paragraph" style:parent-style-name="Standard">
      <style:text-properties officeooo:rsid="001bc4d0" officeooo:paragraph-rsid="001bc4d0"/>
    </style:style>
    <style:style style:name="T1" style:family="text">
      <style:text-properties officeooo:rsid="001e9a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101cm" svg:y="1.129cm" svg:width="17.59cm" svg:height="2.649cm" draw:z-index="0"><draw:image xlink:href="Pictures/10000000000003A10000008C69A8350B1872EA8C.png" xlink:type="simple" xlink:show="embed" xlink:actuate="onLoad" loext:mime-type="image/png"/></draw:frame><text:span text:style-name="T1">g</text:span>etAllActiveListings</text:p>
      <text:p text:style-name="P2"/>
      <text:p text:style-name="P1"/>
      <text:p text:style-name="P1"><draw:frame draw:style-name="fr1" draw:name="Image2" text:anchor-type="char" svg:width="17.59cm" svg:height="2.431cm" draw:z-index="1"><draw:image xlink:href="Pictures/10000000000005C3000000CCDA61F3195225BDD3.png" xlink:type="simple" xlink:show="embed" xlink:actuate="onLoad" loext:mime-type="image/png"/></draw:frame></text:p>
      <text:p text:style-name="P1"><draw:frame draw:style-name="fr1" draw:name="Image3" text:anchor-type="char" svg:width="17.59cm" svg:height="8.825cm" draw:z-index="2"><draw:image xlink:href="Pictures/10000000000004900000024A6BC339D218AC4A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2:24:41.754655885</meta:creation-date>
    <dc:date>2020-12-19T12:57:14.088713465</dc:date>
    <meta:editing-duration>PT13M18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1" meta:paragraph-count="1" meta:word-count="1" meta:character-count="20" meta:non-whitespace-character-count="20"/>
  </office:meta>
</office:document-meta>
</file>